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7.0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17" style:family="table-cell" style:parent-style-name="Default">
      <style:table-cell-properties fo:background-color="#dddddd"/>
      <style:text-properties fo:color="#c9211e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ailure mode</text:p>
          </table:table-cell>
          <table:table-cell table:style-name="ce1" office:value-type="string" calcext:value-type="string">
            <text:p>Mitigation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5">
          <table:table-cell office:value-type="string" calcext:value-type="string">
            <text:p>Pressure sensor fails short on 24V power input</text:p>
          </table:table-cell>
          <table:table-cell office:value-type="string" calcext:value-type="string">
            <text:p>Resettable fuse</text:p>
          </table:table-cell>
          <table:table-cell office:value-type="string" calcext:value-type="string">
            <text:p>Possible +24V or +24VA sag, <text:span text:style-name="T4">bad sensor reading from same and possibly other sensor</text:span></text:p>
          </table:table-cell>
          <table:table-cell office:value-type="string" calcext:value-type="string">
            <text:p>Short +24VA at sensor connector while probing +24V, +24VA, other sensor output voltage</text:p>
          </table:table-cell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Fail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Disconnect valve?</text:p>
          </table:table-cell>
        </table:table-row>
        <table:table-row table:style-name="ro3">
          <table:table-cell office:value-type="string" calcext:value-type="string">
            <text:p>Fail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4">Failure to alarm if current sense is stuck at expected value</text:span></text:p>
          </table:table-cell>
          <table:table-cell table:style-name="ce5" office:value-type="string" calcext:value-type="string">
            <text:p>Short valve driver ctrl input high?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6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+24V/5V may or may not temporarily go out of regulation, alarm from CPLD, no fire risk</text:p>
          </table:table-cell>
          <table:table-cell table:style-name="ce8" office:value-type="string" calcext:value-type="string">
            <text:p>Short +5VD power rail while observing component temperatures, probing +24V and +5V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4" office:value-type="string" calcext:value-type="string">
            <text:p>Outputs stuck high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/>
          <table:table-cell table:style-name="ce7" office:value-type="string" calcext:value-type="string">
            <text:p>Custom software?</text:p>
          </table:table-cell>
        </table:table-row>
        <table:table-row table:style-name="ro4">
          <table:table-cell table:style-name="ce4" office:value-type="string" calcext:value-type="string">
            <text:p>Outputs stuck low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/>
          <table:table-cell table:style-name="ce7" office:value-type="string" calcext:value-type="string">
            <text:p>Custom software?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/>
          <table:table-cell table:style-name="ce6" office:value-type="string" calcext:value-type="string">
            <text:p>CPLD damaged, failure to alarm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4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Failure, possible fire risk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2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3">Voltage sensing on CPLD ADC </text:span><text:span text:style-name="T4">(disabled by default)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12V(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3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5" office:value-type="string" calcext:value-type="string">
            <text:p>Disable 3.3V regulator (bring enable line low?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/>
          <table:table-cell table:style-name="ce6" office:value-type="string" calcext:value-type="string">
            <text:p>Failure to alarm</text:p>
          </table:table-cell>
          <table:table-cell table:style-name="ce5" office:value-type="string" calcext:value-type="string">
            <text:p>Disable 1.8V regulator (bring enable line low?)</text:p>
          </table:table-cell>
        </table:table-row>
        <table:table-row table:style-name="ro3">
          <table:table-cell office:value-type="string" calcext:value-type="string">
            <text:p>Short on +24V, +5V, +3.3V, +1.8V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  <table:table-row table:style-name="ro3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</text:p>
          </table:table-cell>
          <table:table-cell table:style-name="ce6" office:value-type="string" calcext:value-type="string">
            <text:p>Bad sensor readings due to no op-amp power,</text:p>
            <text:p>failure to alarm if no +5V drop-out</text:p>
          </table:table-cell>
          <table:table-cell office:value-type="string" calcext:value-type="string">
            <text:p>Short +5VA while observing component temperatures, probing +5V and +24V rails</text:p>
          </table:table-cell>
        </table:table-row>
        <table:table-row table:style-name="ro7">
          <table:table-cell table:style-name="ce3" office:value-type="string" calcext:value-type="string">
            <text:p>Short / excessive current draw from +24VA</text:p>
            <text:p>on a (0-10V) pressure sensor</text:p>
          </table:table-cell>
          <table:table-cell table:style-name="ce3" office:value-type="string" calcext:value-type="string">
            <text:p>(Same as Pressure sensor fails short on 24V power input)</text:p>
          </table:table-cell>
          <table:table-cell table:style-name="ce17"/>
          <table:table-cell table:style-name="ce3"/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NOTE: items in bold have unresolved questions, lines marked in green involve firmware/software issu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5" table:number-columns-repeated="56" table:default-cell-style-name="ce9"/>
        <table:table-row table:style-name="ro1">
          <table:table-cell table:style-name="ce1" office:value-type="string" calcext:value-type="string">
            <text:p>Power rails</text:p>
          </table:table-cell>
          <table:table-cell table:style-name="ce10" office:value-type="string" calcext:value-type="string">
            <text:p>DC voltage</text:p>
          </table:table-cell>
          <table:table-cell table:style-name="ce10" office:value-type="string" calcext:value-type="string">
            <text:p>Noise (XXX Mhz BW)</text:p>
          </table:table-cell>
          <table:table-cell table:style-name="ce10" office:value-type="string" calcext:value-type="string">
            <text:p>Current draw (mA)</text:p>
          </table:table-cell>
          <table:table-cell table:style-name="ce10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1 input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CPLD op-amp in</text:p>
          </table:table-cell>
          <table:table-cell table:style-name="ce10" office:value-type="string" calcext:value-type="string">
            <text:p>Pi op-amp in</text:p>
          </table:table-cell>
          <table:table-cell table:style-name="ce10" office:value-type="string" calcext:value-type="string">
            <text:p>CPLD ADC in</text:p>
          </table:table-cell>
          <table:table-cell table:style-name="ce10" office:value-type="string" calcext:value-type="string">
            <text:p>Pi ADC in</text:p>
          </table:table-cell>
          <table:table-cell table:style-name="ce10" office:value-type="string" calcext:value-type="string">
            <text:p>CPLD ADC reading</text:p>
          </table:table-cell>
          <table:table-cell table:style-name="ce10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8">
          <table:table-cell table:style-name="ce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10" office:value-type="string" calcext:value-type="string">
            <text:p>LED on?</text:p>
          </table:table-cell>
          <table:table-cell table:style-name="ce10" office:value-type="string" calcext:value-type="string">
            <text:p>Output voltage waveform</text:p>
          </table:table-cell>
          <table:table-cell table:style-name="ce10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Valve-motion circuit</text:p>
          </table:table-cell>
          <table:table-cell/>
          <table:table-cell table:style-name="ce10" office:value-type="string" calcext:value-type="string">
            <text:p>CS pin waveform</text:p>
          </table:table-cell>
          <table:table-cell table:style-name="ce10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3:10:17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9T13:23:01.974000000</dc:date>
    <meta:editing-duration>PT3H36M33S</meta:editing-duration>
    <meta:editing-cycles>42</meta:editing-cycles>
    <meta:generator>LibreOffice/6.3.4.2$Windows_X86_64 LibreOffice_project/60da17e045e08f1793c57c00ba83cdfce946d0aa</meta:generator>
    <meta:document-statistic meta:table-count="2" meta:cell-count="180" meta:object-count="0"/>
  </office:meta>
</office:document-meta>
</file>